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9cm" fo:min-width="1.95cm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2.9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1.5cm" svg:x="7.661cm" svg:y="2.05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4cm" svg:height="1.5cm" svg:x="7.639cm" svg:y="15.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9cm" svg:height="2.3cm" svg:x="6.9cm" svg:y="5.2cm">
          <text:p text:style-name="P1">status==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layout" svg:width="3.7cm" svg:height="2cm" svg:x="1.8cm" svg:y="8.6cm">
          <text:p text:style-name="P1">Check</text:p>
          <text:p text:style-name="P1">acti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6" draw:id="id6" draw:layer="layout" svg:width="3.7cm" svg:height="2cm" svg:x="13.5cm" svg:y="11.9cm">
          <text:p text:style-name="P1">Check</text:p>
          <text:p text:style-name="P1">deacti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5" draw:id="id5" draw:layer="layout" svg:width="3.7cm" svg:height="2cm" svg:x="13.515cm" svg:y="8.64cm">
          <text:p text:style-name="P1">Mo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4.9cm" svg:height="2.3cm" svg:x="6.9cm" svg:y="8.5cm">
          <text:p text:style-name="P1">status==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9.361cm" svg:y1="3.557cm" svg:x2="9.35cm" svg:y2="5.2cm" draw:start-shape="id1" draw:start-glue-point="8" draw:end-shape="id2" draw:end-glue-point="4" svg:d="M9361 3557v822h-11v821" svg:viewBox="0 0 12 1644">
          <text:p/>
        </draw:connector>
        <draw:connector draw:style-name="gr5" draw:text-style-name="P2" draw:layer="layout" svg:x1="6.9cm" svg:y1="6.35cm" svg:x2="3.65cm" svg:y2="8.6cm" draw:start-shape="id2" draw:start-glue-point="5" draw:end-shape="id3" draw:end-glue-point="4" svg:d="M6900 6350h-3250v2250" svg:viewBox="0 0 3251 2251">
          <text:p/>
        </draw:connector>
        <draw:connector draw:style-name="gr5" draw:text-style-name="P2" draw:layer="layout" svg:x1="9.35cm" svg:y1="7.5cm" svg:x2="9.35cm" svg:y2="8.5cm" draw:start-shape="id2" draw:start-glue-point="6" draw:end-shape="id4" draw:end-glue-point="4" svg:d="M9350 7500v1000" svg:viewBox="0 0 1 1001">
          <text:p/>
        </draw:connector>
        <draw:connector draw:style-name="gr4" draw:text-style-name="P2" draw:layer="layout" svg:x1="11.8cm" svg:y1="9.65cm" svg:x2="13.515cm" svg:y2="9.64cm" draw:start-shape="id4" draw:start-glue-point="7" draw:end-shape="id5" draw:end-glue-point="5" svg:d="M11800 9650h858v-10h857" svg:viewBox="0 0 1716 11">
          <text:p/>
        </draw:connector>
        <draw:connector draw:style-name="gr4" draw:text-style-name="P2" draw:layer="layout" svg:x1="15.365cm" svg:y1="10.64cm" svg:x2="15.35cm" svg:y2="11.9cm" draw:start-shape="id5" draw:start-glue-point="6" draw:end-shape="id6" draw:end-glue-point="4" svg:d="M15365 10640v631h-15v629" svg:viewBox="0 0 16 1261">
          <text:p/>
        </draw:connector>
        <draw:connector draw:style-name="gr4" draw:text-style-name="P2" draw:layer="layout" svg:x1="15.35cm" svg:y1="13.9cm" svg:x2="9.339cm" svg:y2="15.8cm" draw:start-shape="id6" draw:start-glue-point="6" draw:end-shape="id7" draw:end-glue-point="4" svg:d="M15350 13900v951h-6011v949" svg:viewBox="0 0 6012 1901">
          <text:p/>
        </draw:connector>
        <draw:connector draw:style-name="gr4" draw:text-style-name="P2" draw:layer="layout" svg:x1="3.65cm" svg:y1="10.6cm" svg:x2="9.339cm" svg:y2="15.8cm" draw:start-shape="id3" draw:start-glue-point="6" draw:end-shape="id7" draw:end-glue-point="4" svg:d="M3650 10600v2601h5689v2599" svg:viewBox="0 0 5690 5201">
          <text:p/>
        </draw:connector>
        <draw:connector draw:style-name="gr4" draw:text-style-name="P2" draw:layer="layout" svg:x1="9.35cm" svg:y1="10.8cm" svg:x2="9.339cm" svg:y2="15.8cm" draw:start-shape="id4" draw:start-glue-point="6" draw:end-shape="id7" draw:end-glue-point="4" svg:d="M9350 10800v2501h-11v2499" svg:viewBox="0 0 12 5001">
          <text:p/>
        </draw:connector>
        <draw:frame draw:style-name="gr6" draw:text-style-name="P3" draw:layer="layout" svg:width="2.8cm" svg:height="1cm" svg:x="8.8cm" svg:y="10.9cm">
          <draw:text-box>
            <text:p text:style-name="P1">False</text:p>
          </draw:text-box>
        </draw:frame>
        <draw:frame draw:style-name="gr6" draw:text-style-name="P3" draw:layer="layout" svg:width="2.8cm" svg:height="1cm" svg:x="7cm" svg:y="7.4cm">
          <draw:text-box>
            <text:p text:style-name="P1">False</text:p>
          </draw:text-box>
        </draw:frame>
        <draw:frame draw:style-name="gr6" draw:text-style-name="P3" draw:layer="layout" svg:width="2.8cm" svg:height="1cm" svg:x="4.2cm" svg:y="5.3cm">
          <draw:text-box>
            <text:p text:style-name="P1">True</text:p>
          </draw:text-box>
        </draw:frame>
        <draw:frame draw:style-name="gr6" draw:text-style-name="P3" draw:layer="layout" svg:width="2.8cm" svg:height="1cm" svg:x="11cm" svg:y="8.6cm">
          <draw:text-box>
            <text:p text:style-name="P1">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7:06:45.085306207</meta:creation-date>
    <dc:date>2019-09-08T17:17:41.644552371</dc:date>
    <meta:editing-duration>PT10M57S</meta:editing-duration>
    <meta:editing-cycles>2</meta:editing-cycles>
    <meta:generator>LibreOffice/6.1.6.3$Linux_X86_64 LibreOffice_project/10$Build-3</meta:generator>
    <meta:document-statistic meta:object-count="19"/>
  </office:meta>
</office:document-meta>
</file>